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 style:shadow="none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209cm" style:rel-column-width="13789*"/>
    </style:style>
    <style:style style:name="Tabella1.D" style:family="table-column">
      <style:table-column-properties style:column-width="0.407cm" style:rel-column-width="1338*"/>
    </style:style>
    <style:style style:name="Tabella1.E" style:family="table-column">
      <style:table-column-properties style:column-width="0.383cm" style:rel-column-width="1257*"/>
    </style:style>
    <style:style style:name="Tabella1.F" style:family="table-column">
      <style:table-column-properties style:column-width="0.291cm" style:rel-column-width="953*"/>
    </style:style>
    <style:style style:name="Tabella1.G" style:family="table-column">
      <style:table-column-properties style:column-width="4.708cm" style:rel-column-width="15430*"/>
    </style:style>
    <style:style style:name="Tabella1.H" style:family="table-column">
      <style:table-column-properties style:column-width="5.001cm" style:rel-column-width="16385*"/>
    </style:style>
    <style:style style:name="Tabella1.A1" style:family="table-cell">
      <style:table-cell-properties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2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0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ella1.A11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8" style:family="table-row">
      <style:table-row-properties style:min-row-height="0.568cm"/>
    </style:style>
    <style:style style:name="Tabella1.A18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9" style:family="table-row">
      <style:table-row-properties style:min-row-height="1.191cm"/>
    </style:style>
    <style:style style:name="Tabella1.A19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9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9" style:family="table-cell">
      <style:table-cell-properties fo:padding="0.097cm" fo:border="0.05pt solid #000000"/>
    </style:style>
    <style:style style:name="Tabella1.20" style:family="table-row">
      <style:table-row-properties style:min-row-height="0.575cm"/>
    </style:style>
    <style:style style:name="Tabella1.A20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1" style:family="table-row">
      <style:table-row-properties style:min-row-height="0.743cm"/>
    </style:style>
    <style:style style:name="Tabella1.A21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4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5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text-properties style:font-name="UBUNTU LIGHT" fo:font-size="11pt" fo:font-weight="bold" officeooo:rsid="008b3385" officeooo:paragraph-rsid="0099100b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5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8668d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 Light" fo:font-size="10pt" fo:font-weight="normal" style:font-weight-asian="normal" style:font-weight-complex="normal"/>
    </style:style>
    <style:style style:name="T12" style:family="text">
      <style:text-properties style:font-name="Ubuntu Light" fo:font-weight="normal" officeooo:rsid="008c8a50" style:font-weight-asian="normal" style:font-weight-complex="normal"/>
    </style:style>
    <style:style style:name="T13" style:family="text">
      <style:text-properties style:font-name="Ubuntu Light" officeooo:rsid="008c8a5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9d4e0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23">NON CONFORMITA' <text:span text:style-name="T8"><text:placeholder text:placeholder-type="text">&lt;'INTERNA' if o.mode == 'internal' else 'FORNITORE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17">N°</text:p>
          </table:table-cell>
          <table:table-cell table:style-name="Tabella1.A2" table:number-columns-spanned="3" office:value-type="string">
            <text:p text:style-name="P18">Data</text:p>
          </table:table-cell>
          <table:covered-table-cell/>
          <table:covered-table-cell/>
          <table:table-cell table:style-name="Tabella1.E2" table:number-columns-spanned="4" office:value-type="string">
            <text:p text:style-name="P24">Commento orgine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3" office:value-type="string">
            <text:p text:style-name="P8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E3" table:number-columns-spanned="4" office:value-type="string">
            <text:p text:style-name="P9"><text:placeholder text:placeholder-type="text">&lt;o.origin_othe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E2" table:number-columns-spanned="8" office:value-type="string">
            <text:p text:style-name="P22">DESCRIZIONE DELLA NON CONFO<text:span text:style-name="T15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10"><text:placeholder text:placeholder-type="text">&lt;o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E2" table:number-columns-spanned="8" office:value-type="string">
            <text:p text:style-name="P39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12"><text:placeholder text:placeholder-type="text">&lt;o.treatmen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36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31">Firma RAQ</text:p>
          </table:table-cell>
          <table:covered-table-cell/>
          <table:table-cell table:style-name="Tabella1.C9" table:number-columns-spanned="3" office:value-type="string">
            <text:p text:style-name="P30"/>
          </table:table-cell>
          <table:covered-table-cell/>
          <table:covered-table-cell/>
          <table:table-cell table:style-name="Tabella1.A9" table:number-columns-spanned="2" office:value-type="string">
            <text:p text:style-name="P26">Firma RDQ</text:p>
          </table:table-cell>
          <table:covered-table-cell/>
          <table:table-cell table:style-name="Tabella1.H9" office:value-type="string">
            <text:p text:style-name="P25"/>
          </table:table-cell>
        </table:table-row>
        <table:table-row table:style-name="Tabella1.8">
          <table:table-cell table:style-name="Tabella1.A10" table:number-columns-spanned="8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8" office:value-type="string">
            <text:p text:style-name="P20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8" office:value-type="string">
            <text:p text:style-name="P29">APERTURA <text:span text:style-name="T13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3" office:value-type="string">
            <text:p text:style-name="P33">N. azione</text:p>
          </table:table-cell>
          <table:covered-table-cell/>
          <table:covered-table-cell/>
          <table:table-cell table:style-name="Tabella1.D13" table:number-columns-spanned="5" office:value-type="string">
            <text:p text:style-name="P19">Tipo azion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3" office:value-type="string">
            <text:p text:style-name="P35"><text:s/><text:span text:style-name="T11"><text:placeholder text:placeholder-type="text">&lt;o.action_id.ref or ''&gt;</text:placeholder></text:span></text:p>
          </table:table-cell>
          <table:covered-table-cell/>
          <table:covered-table-cell/>
          <table:table-cell table:style-name="Tabella1.D14" table:number-columns-spanned="5" office:value-type="string">
            <text:p text:style-name="P21"><text:placeholder text:placeholder-type="text">&lt;get_selection_item(o.action_id, 'type'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8" office:value-type="string">
            <text:p text:style-name="P28">CHIUSURA NON CONFORMITA' E GIUDIZ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8" office:value-type="string">
            <text:p text:style-name="P34"><text:span text:style-name="T14">DATA: </text:span><text:span text:style-name="T11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7" table:number-columns-spanned="8" office:value-type="string">
            <text:p text:style-name="P38"><text:placeholder text:placeholder-type="text">&lt;o.action_id.esit_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8" office:value-type="string">
            <text:p text:style-name="P37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2" office:value-type="string">
            <text:p text:style-name="P32">Firma RAQ</text:p>
          </table:table-cell>
          <table:covered-table-cell/>
          <table:table-cell table:style-name="Tabella1.C19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Tabella1.G19" office:value-type="string">
            <text:p text:style-name="P27">Firma RDQ</text:p>
          </table:table-cell>
          <table:table-cell table:style-name="Tabella1.H19" office:value-type="string">
            <text:p text:style-name="P27"/>
          </table:table-cell>
        </table:table-row>
        <table:table-row table:style-name="Tabella1.20">
          <table:table-cell table:style-name="Tabella1.A20" table:number-columns-spanned="8" office:value-type="string">
            <text:p text:style-name="P3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8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A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6:16:36.448672724</dc:date>
    <meta:editing-duration>P1DT20H1M41S</meta:editing-duration>
    <meta:editing-cycles>531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34" meta:word-count="105" meta:character-count="913" meta:non-whitespace-character-count="808"/>
    <meta:user-defined meta:name="Info 1"/>
    <meta:user-defined meta:name="Info 2"/>
    <meta:user-defined meta:name="Info 3"/>
    <meta:user-defined meta:name="Info 4"/>
  </office:meta>
</office:document-meta>
</file>